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3" office:value-type="string" calcext:value-type="string" table:number-columns-spanned="2" table:number-rows-spanned="1">
            <text:p>Special function</text:p>
          </table:table-cell>
          <table:covered-table-cell table:style-name="ce1"/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Boar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ED_STRIP3_R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 office:value-type="string" calcext:value-type="string">
            <text:p>LED_STRIP3_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 office:value-type="string" calcext:value-type="string">
            <text:p>LED_STRIP2_R</text:p>
          </table:table-cell>
          <table:table-cell table:number-columns-repeated="3"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 office:value-type="string" calcext:value-type="string">
            <text:p>LED_STRIP2_G</text:p>
          </table:table-cell>
          <table:table-cell table:number-columns-repeated="3"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 office:value-type="string" calcext:value-type="string">
            <text:p>LED_STRIP2_B</text:p>
          </table:table-cell>
          <table:table-cell table:number-columns-repeated="3"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3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LED_STRIP3_B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_1</text:p>
          </table:table-cell>
          <table:table-cell table:number-columns-repeated="2"/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1_R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1_G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1_B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lay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lay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 In</text:p>
          </table:table-cell>
          <table:table-cell office:value-type="string" calcext:value-type="string">
            <text:p>PWM2/2</text:p>
          </table:table-cell>
          <table:table-cell office:value-type="string" calcext:value-type="string">
            <text:p>PB_RIGH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 In</text:p>
          </table:table-cell>
          <table:table-cell/>
          <table:table-cell office:value-type="string" calcext:value-type="string">
            <text:p>PB_UP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4"/>
          <table:table-cell office:value-type="string" calcext:value-type="string">
            <text:p>PB_LEFT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4"/>
          <table:table-cell office:value-type="string" calcext:value-type="string">
            <text:p>PB_DOWN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office:value-type="string" calcext:value-type="string">
            <text:p>C13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6:56:04.713483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3:57:23.820210236</meta:creation-date>
    <meta:generator>LibreOffice/6.1.2.1$Linux_X86_64 LibreOffice_project/10$Build-1</meta:generator>
    <dc:date>2018-10-21T17:12:41.475896498</dc:date>
    <meta:editing-duration>PT23H25M9S</meta:editing-duration>
    <meta:editing-cycles>67</meta:editing-cycles>
    <meta:document-statistic meta:table-count="1" meta:cell-count="247" meta:object-count="0"/>
  </office:meta>
</office:document-meta>
</file>